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1cm" svg:stroke-color="#c0c0c0" draw:marker-start-width="0.46cm" draw:marker-end-width="0.46cm" svg:stroke-linecap="round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linecap="round" draw:textarea-horizontal-align="center" draw:textarea-vertical-align="middle"/>
    </style:style>
    <style:style style:name="gr7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marker-start="Arrow_20_concave" draw:marker-start-width="0.15cm" draw:marker-end="" draw:marker-end-width="0.15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17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8" style:family="graphic" style:parent-style-name="standard">
      <style:graphic-properties svg:stroke-color="#ffffff" draw:fill="none" draw:textarea-horizontal-align="center" draw:textarea-vertical-align="middle"/>
    </style:style>
    <style:style style:name="gr19" style:family="graphic" style:parent-style-name="objectwithoutfill">
      <style:graphic-properties svg:stroke-linecap="round" draw:fill="none" draw:textarea-horizontal-align="center" draw:textarea-vertical-align="middl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-color="#3deb3d" draw:textarea-horizontal-align="center" draw:textarea-vertical-align="middle"/>
    </style:style>
    <style:style style:name="gr23" style:family="graphic" style:parent-style-name="standard">
      <style:graphic-properties draw:fill="hatch" draw:fill-color="#808080" draw:fill-hatch-name="Black_20_90_20_Degrees" draw:fill-hatch-solid="true" draw:textarea-horizontal-align="center" draw:textarea-vertical-align="middle"/>
    </style:style>
    <style:style style:name="gr2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25" style:family="graphic" style:parent-style-name="standard">
      <style:graphic-properties draw:fill-color="#c0c0c0" draw:textarea-horizontal-align="center" draw:textarea-vertical-align="middle"/>
    </style:style>
    <style:style style:name="gr26" style:family="graphic" style:parent-style-name="standard">
      <style:graphic-properties draw:fill="solid" draw:fill-color="#c0c0c0" draw:fill-hatch-solid="true" draw:textarea-horizontal-align="center" draw:textarea-vertical-align="middle"/>
    </style:style>
    <style:style style:name="gr27" style:family="graphic" style:parent-style-name="standard">
      <style:graphic-properties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5cm" fo:padding-top="0cm" fo:padding-bottom="0cm" fo:padding-left="0cm" fo:padding-right="0cm"/>
    </style:style>
    <style:style style:name="gr29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cm" fo:padding-right="0cm"/>
    </style:style>
    <style:style style:name="gr34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35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36" style:family="graphic" style:parent-style-name="objectwithoutfill">
      <style:graphic-properties draw:marker-end="" draw:marker-end-width="0.152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gr40" style:family="graphic" style:parent-style-name="standard">
      <style:graphic-properties svg:stroke-width="0.25cm" svg:stroke-color="#808080" draw:marker-start-width="0.7cm" draw:marker-end-width="0.7cm" draw:textarea-horizontal-align="center" draw:textarea-vertical-align="middle" fo:padding-top="0.25cm" fo:padding-bottom="0.25cm" fo:padding-left="0.375cm" fo:padding-right="0.375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5cm" fo:padding-top="0cm" fo:padding-bottom="0cm" fo:padding-left="0cm" fo:padding-right="0cm"/>
    </style:style>
    <style:style style:name="gr42" style:family="graphic" style:parent-style-name="standard">
      <style:graphic-properties svg:stroke-width="0.03cm" svg:stroke-color="#808080" draw:marker-start-width="0.36cm" draw:marker-end-width="0.36cm" draw:fill-color="#ffffff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6" style:family="paragraph">
      <style:paragraph-properties fo:text-align="center"/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P10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6" style:family="text">
      <style:text-properties fo:color="#ff0000" style:text-position="-1% 58%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5cm" svg:y1="13.25cm" svg:x2="15cm" svg:y2="14cm">
            <text:p/>
          </draw:line>
          <draw:rect draw:style-name="gr2" draw:text-style-name="P1" draw:layer="layout" svg:width="0.5cm" svg:height="0.25cm" svg:x="14.75cm" svg:y="13cm">
            <text:p/>
          </draw:rect>
        </draw:g>
        <draw:g>
          <draw:line draw:style-name="gr1" draw:text-style-name="P1" draw:layer="layout" svg:x1="17cm" svg:y1="13.25cm" svg:x2="17cm" svg:y2="14cm">
            <text:p/>
          </draw:line>
          <draw:rect draw:style-name="gr2" draw:text-style-name="P1" draw:layer="layout" svg:width="0.5cm" svg:height="0.25cm" svg:x="16.75cm" svg:y="13cm">
            <text:p/>
          </draw:rect>
        </draw:g>
        <draw:g>
          <draw:line draw:style-name="gr1" draw:text-style-name="P1" draw:layer="layout" svg:x1="19cm" svg:y1="13.25cm" svg:x2="19cm" svg:y2="14cm">
            <text:p/>
          </draw:line>
          <draw:rect draw:style-name="gr2" draw:text-style-name="P1" draw:layer="layout" svg:width="0.5cm" svg:height="0.25cm" svg:x="18.75cm" svg:y="13cm">
            <text:p/>
          </draw:rect>
        </draw:g>
        <draw:line draw:style-name="gr3" draw:text-style-name="P1" draw:layer="layout" svg:x1="15cm" svg:y1="11cm" svg:x2="19cm" svg:y2="10.5cm">
          <text:p/>
        </draw: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2cm" svg:y1="2cm" svg:x2="2.75cm" svg:y2="2cm">
            <text:p/>
          </draw:line>
          <draw:custom-shape draw:style-name="gr5" draw:text-style-name="P1" draw:layer="layout" svg:width="0.5cm" svg:height="0.5cm" draw:transform="rotate (-1.57079632679579) translate (3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3.25cm" svg:y1="2cm" svg:x2="4cm" svg:y2="2cm">
            <text:p/>
          </draw:line>
          <draw:line draw:style-name="gr6" draw:text-style-name="P1" draw:layer="layout" svg:x1="3.25cm" svg:y1="2.25cm" svg:x2="3.25cm" svg:y2="1.75cm">
            <text:p/>
          </draw:line>
          <draw:line draw:style-name="gr7" draw:text-style-name="P1" draw:layer="layout" svg:x1="3cm" svg:y1="1.5cm" svg:x2="3.25cm" svg:y2="1.25cm">
            <text:p/>
          </draw:line>
          <draw:line draw:style-name="gr7" draw:text-style-name="P1" draw:layer="layout" svg:x1="3.1cm" svg:y1="1.6cm" svg:x2="3.35cm" svg:y2="1.35cm">
            <text:p/>
          </draw:line>
          <draw:frame draw:style-name="gr8" draw:text-style-name="P2" draw:layer="layout" svg:width="0.5cm" svg:height="1cm" svg:x="2cm" svg:y="1cm">
            <draw:text-box>
              <text:p text:style-name="P1"><text:span text:style-name="T1">A</text:span></text:p>
            </draw:text-box>
          </draw:frame>
          <draw:frame draw:style-name="gr8" draw:text-style-name="P2" draw:layer="layout" svg:width="0.5cm" svg:height="1cm" svg:x="3.5cm" svg:y="1cm">
            <draw:text-box>
              <text:p text:style-name="P1"><text:span text:style-name="T1">K</text:span></text:p>
            </draw:text-box>
          </draw:frame>
        </draw:g>
        <draw:g>
          <draw:line draw:style-name="gr6" draw:text-style-name="P1" draw:layer="layout" svg:x1="2cm" svg:y1="4cm" svg:x2="3cm" svg:y2="4cm">
            <text:p/>
          </draw:line>
          <draw:line draw:style-name="gr4" draw:text-style-name="P1" draw:layer="layout" svg:x1="2.5cm" svg:y1="4.5cm" svg:x2="2.5cm" svg:y2="4cm">
            <text:p/>
          </draw:line>
          <draw:frame draw:style-name="gr9" draw:layer="layout" svg:width="1cm" svg:height="1cm" svg:x="2cm" svg:y="3cm">
            <draw:text-box>
              <text:p>+V</text:p>
            </draw:text-box>
          </draw:frame>
        </draw:g>
        <draw:g>
          <draw:line draw:style-name="gr4" draw:text-style-name="P1" draw:layer="layout" svg:x1="4cm" svg:y1="4cm" svg:x2="4cm" svg:y2="3.5cm">
            <text:p/>
          </draw:line>
          <draw:line draw:style-name="gr6" draw:text-style-name="P1" draw:layer="layout" svg:x1="3.5cm" svg:y1="4cm" svg:x2="4.5cm" svg:y2="4cm">
            <text:p/>
          </draw:line>
          <draw:line draw:style-name="gr6" draw:text-style-name="P1" draw:layer="layout" svg:x1="3.75cm" svg:y1="4.25cm" svg:x2="4.25cm" svg:y2="4.25cm">
            <text:p/>
          </draw:line>
          <draw:line draw:style-name="gr6" draw:text-style-name="P1" draw:layer="layout" svg:x1="3.88cm" svg:y1="4.5cm" svg:x2="4.13cm" svg:y2="4.5cm">
            <text:p/>
          </draw:line>
        </draw:g>
        <draw:g>
          <draw:line draw:style-name="gr4" draw:text-style-name="P1" draw:layer="layout" svg:x1="5cm" svg:y1="4cm" svg:x2="5.875cm" svg:y2="4cm">
            <text:p/>
          </draw:line>
          <draw:line draw:style-name="gr4" draw:text-style-name="P1" draw:layer="layout" svg:x1="6.125cm" svg:y1="4cm" svg:x2="7cm" svg:y2="4cm">
            <text:p/>
          </draw:line>
          <draw:line draw:style-name="gr6" draw:text-style-name="P1" draw:layer="layout" svg:x1="5.875cm" svg:y1="3.75cm" svg:x2="5.875cm" svg:y2="4.25cm">
            <text:p/>
          </draw:line>
          <draw:line draw:style-name="gr6" draw:text-style-name="P1" draw:layer="layout" svg:x1="6.125cm" svg:y1="3.75cm" svg:x2="6.125cm" svg:y2="4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polyline draw:style-name="gr10" draw:text-style-name="P1" draw:layer="layout" svg:width="1.999cm" svg:height="0.499cm" svg:x="8cm" svg:y="5.75cm" svg:viewBox="0 0 2000 500" draw:points="0,250 250,250 375,500 625,0 875,500 1125,0 1375,500 1625,0 1750,250 2000,250">
              <text:p/>
            </draw:polyline>
            <draw:circle draw:style-name="gr11" draw:text-style-name="P1" draw:layer="layout" svg:width="1.5cm" svg:height="1.5cm" svg:x="8.25cm" svg:y="5.25cm">
              <text:p/>
            </draw:circle>
          </draw:g>
          <draw:g>
            <draw:glue-point draw:id="4" svg:x="-5cm" svg:y="1cm"/>
            <draw:glue-point draw:id="5" svg:x="5cm" svg:y="1cm"/>
            <draw:glue-point draw:id="6" svg:x="-5cm" svg:y="3cm"/>
            <draw:glue-point draw:id="7" svg:x="5cm" svg:y="3cm" draw:escape-direction="right"/>
            <draw:line draw:style-name="gr12" draw:text-style-name="P1" draw:layer="layout" svg:x1="8.6cm" svg:y1="5.25cm" svg:x2="8.35cm" svg:y2="5cm">
              <text:p/>
            </draw:line>
            <draw:line draw:style-name="gr12" draw:text-style-name="P1" draw:layer="layout" svg:x1="8.5cm" svg:y1="5.35cm" svg:x2="8.25cm" svg:y2="5.1cm">
              <text:p/>
            </draw:line>
          </draw:g>
        </draw:g>
        <draw:g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11" draw:text-style-name="P1" draw:layer="layout" svg:width="4cm" svg:height="5cm" svg:x="3.5cm" svg:y="6.5cm">
            <text:p/>
          </draw:rect>
          <draw:frame draw:style-name="gr8" draw:text-style-name="P3" draw:layer="layout" svg:width="4cm" svg:height="0.5cm" svg:x="3.5cm" svg:y="8.25cm">
            <draw:text-box>
              <text:p text:style-name="P1"><text:span text:style-name="T2">555 Timer IC</text:span></text:p>
            </draw:text-box>
          </draw:frame>
          <draw:frame draw:style-name="gr13" draw:text-style-name="P2" draw:layer="layout" svg:width="1cm" svg:height="0.5cm" svg:x="6.5cm" svg:y="8.75cm">
            <draw:text-box>
              <text:p text:style-name="P1"><text:span text:style-name="T1">Out</text:span></text:p>
            </draw:text-box>
          </draw:frame>
          <draw:frame draw:style-name="gr14" draw:text-style-name="P2" draw:layer="layout" svg:width="1cm" svg:height="0.5cm" svg:x="3.5cm" svg:y="7.75cm">
            <draw:text-box>
              <text:p text:style-name="P1"><text:span text:style-name="T1">DIS</text:span></text:p>
            </draw:text-box>
          </draw:frame>
          <draw:frame draw:style-name="gr14" draw:text-style-name="P2" draw:layer="layout" svg:width="1cm" svg:height="0.5cm" svg:x="3.5cm" svg:y="8.75cm">
            <draw:text-box>
              <text:p text:style-name="P1"><text:span text:style-name="T1">THR</text:span></text:p>
            </draw:text-box>
          </draw:frame>
          <draw:frame draw:style-name="gr14" draw:text-style-name="P2" draw:layer="layout" svg:width="1.5cm" svg:height="0.5cm" svg:x="3.5cm" svg:y="9.75cm">
            <draw:text-box>
              <text:p text:style-name="P1"><text:span text:style-name="T1">TRIG</text:span></text:p>
            </draw:text-box>
          </draw:frame>
          <draw:frame draw:style-name="gr14" draw:text-style-name="P4" draw:layer="layout" svg:width="1.5cm" svg:height="0.5cm" draw:transform="rotate (1.5707963267946) translate (4.75cm 11.5cm)">
            <draw:text-box>
              <text:p text:style-name="P1"><text:span text:style-name="T3">GND</text:span></text:p>
            </draw:text-box>
          </draw:frame>
          <draw:frame draw:style-name="gr14" draw:text-style-name="P2" draw:layer="layout" svg:width="1.5cm" svg:height="0.5cm" draw:transform="rotate (1.5707963267946) translate (5.75cm 11.5cm)">
            <draw:text-box>
              <text:p text:style-name="P1"><text:span text:style-name="T1">CTRL</text:span></text:p>
            </draw:text-box>
          </draw:frame>
          <draw:frame draw:style-name="gr14" draw:text-style-name="P5" draw:layer="layout" svg:width="1cm" svg:height="0.5cm" draw:transform="rotate (-1.57079632679579) translate (5.25cm 6.5cm)">
            <draw:text-box>
              <text:p text:style-name="P1"><text:span text:style-name="T4">RST</text:span></text:p>
            </draw:text-box>
          </draw:frame>
          <draw:frame draw:style-name="gr14" draw:text-style-name="P6" draw:layer="layout" svg:width="1cm" svg:height="0.5cm" draw:transform="rotate (-1.57079632679579) translate (6.25cm 6.5cm)">
            <draw:text-box>
              <text:p text:style-name="P1"><text:span text:style-name="T5">V</text:span><text:span text:style-name="T6">cc</text:span></text:p>
            </draw:text-box>
          </draw:frame>
          <draw:line draw:style-name="gr4" draw:text-style-name="P1" draw:layer="layout" svg:x1="6cm" svg:y1="6cm" svg:x2="6cm" svg:y2="6.5cm">
            <text:p/>
          </draw:lin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11.5cm" svg:x2="5cm" svg:y2="12cm">
            <text:p/>
          </draw:line>
          <draw:line draw:style-name="gr4" draw:text-style-name="P1" draw:layer="layout" svg:x1="6cm" svg:y1="11.5cm" svg:x2="6cm" svg:y2="12cm">
            <text:p/>
          </draw:line>
          <draw:line draw:style-name="gr4" draw:text-style-name="P1" draw:layer="layout" svg:x1="8cm" svg:y1="9cm" svg:x2="7.5cm" svg:y2="9cm">
            <text:p/>
          </draw:line>
          <draw:line draw:style-name="gr4" draw:text-style-name="P1" draw:layer="layout" svg:x1="3.5cm" svg:y1="8cm" svg:x2="3cm" svg:y2="8cm">
            <text:p/>
          </draw:line>
          <draw:line draw:style-name="gr4" draw:text-style-name="P1" draw:layer="layout" svg:x1="3.5cm" svg:y1="9cm" svg:x2="3cm" svg:y2="9cm">
            <text:p/>
          </draw:line>
          <draw:line draw:style-name="gr4" draw:text-style-name="P1" draw:layer="layout" svg:x1="3.5cm" svg:y1="10cm" svg:x2="3cm" svg:y2="10cm">
            <text:p/>
          </draw:line>
          <draw:frame draw:style-name="gr15" draw:text-style-name="P2" draw:layer="layout" svg:width="0.5cm" svg:height="0.5cm" svg:x="3cm" svg:y="8.5cm">
            <draw:text-box>
              <text:p text:style-name="P1"><text:span text:style-name="T1">6</text:span></text:p>
            </draw:text-box>
          </draw:frame>
          <draw:frame draw:style-name="gr15" draw:text-style-name="P2" draw:layer="layout" svg:width="0.5cm" svg:height="0.5cm" svg:x="3cm" svg:y="9.5cm">
            <draw:text-box>
              <text:p text:style-name="P1"><text:span text:style-name="T1">2</text:span></text:p>
            </draw:text-box>
          </draw:frame>
          <draw:frame draw:style-name="gr15" draw:text-style-name="P2" draw:layer="layout" svg:width="0.5cm" svg:height="0.5cm" svg:x="4.5cm" svg:y="6cm">
            <draw:text-box>
              <text:p text:style-name="P1"><text:span text:style-name="T1">4</text:span></text:p>
            </draw:text-box>
          </draw:frame>
          <draw:frame draw:style-name="gr15" draw:text-style-name="P2" draw:layer="layout" svg:width="0.5cm" svg:height="0.5cm" svg:x="5.5cm" svg:y="6cm">
            <draw:text-box>
              <text:p text:style-name="P1"><text:span text:style-name="T1">8</text:span></text:p>
            </draw:text-box>
          </draw:frame>
          <draw:frame draw:style-name="gr15" draw:text-style-name="P2" draw:layer="layout" svg:width="0.5cm" svg:height="0.5cm" svg:x="7.5cm" svg:y="8.5cm">
            <draw:text-box>
              <text:p text:style-name="P1"><text:span text:style-name="T1">3</text:span></text:p>
            </draw:text-box>
          </draw:frame>
          <draw:frame draw:style-name="gr15" draw:text-style-name="P2" draw:layer="layout" svg:width="0.5cm" svg:height="0.5cm" svg:x="3cm" svg:y="7.5cm">
            <draw:text-box>
              <text:p text:style-name="P1"><text:span text:style-name="T1">7</text:span></text:p>
            </draw:text-box>
          </draw:frame>
          <draw:frame draw:style-name="gr15" draw:text-style-name="P2" draw:layer="layout" svg:width="0.5cm" svg:height="0.5cm" svg:x="4.5cm" svg:y="11.5cm">
            <draw:text-box>
              <text:p text:style-name="P1"><text:span text:style-name="T1">1</text:span></text:p>
            </draw:text-box>
          </draw:frame>
          <draw:frame draw:style-name="gr15" draw:text-style-name="P2" draw:layer="layout" svg:width="0.5cm" svg:height="0.5cm" svg:x="5.5cm" svg:y="11.5cm">
            <draw:text-box>
              <text:p text:style-name="P1"><text:span text:style-name="T1">5</text:span></text:p>
            </draw:text-box>
          </draw:fram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3cm" svg:x2="11.25cm" svg:y2="3cm">
            <text:p/>
          </draw:line>
          <draw:circle draw:style-name="gr11" draw:text-style-name="P1" draw:layer="layout" svg:width="0.25cm" svg:height="0.25cm" svg:x="11.255cm" svg:y="2.875cm">
            <text:p/>
          </draw:circle>
          <draw:line draw:style-name="gr4" draw:text-style-name="P1" draw:layer="layout" svg:x1="13.003cm" svg:y1="3cm" svg:x2="12.753cm" svg:y2="3cm">
            <text:p/>
          </draw:line>
          <draw:circle draw:style-name="gr11" draw:text-style-name="P1" draw:layer="layout" svg:width="0.25cm" svg:height="0.25cm" svg:x="12.498cm" svg:y="2.875cm">
            <text:p/>
          </draw:circle>
          <draw:line draw:style-name="gr6" draw:text-style-name="P1" draw:layer="layout" svg:x1="11.5cm" svg:y1="3cm" svg:x2="12.5cm" svg:y2="2.5cm">
            <text:p/>
          </draw:line>
        </draw:g>
        <draw:g>
          <draw:frame draw:style-name="gr16" draw:text-style-name="P7" draw:layer="layout" svg:width="1cm" svg:height="1cm" svg:x="1cm" svg:y="14cm">
            <draw:text-box>
              <text:p text:style-name="P1"><text:span text:style-name="T7">V</text:span></text:p>
            </draw:text-box>
          </draw:frame>
          <draw:line draw:style-name="gr10" draw:text-style-name="P1" draw:layer="layout" svg:x1="1.25cm" svg:y1="13.88cm" svg:x2="1.75cm" svg:y2="13.88cm">
            <text:p/>
          </draw:line>
          <draw:line draw:style-name="gr17" draw:text-style-name="P1" draw:layer="layout" svg:x1="1.25cm" svg:y1="14cm" svg:x2="1.75cm" svg:y2="14cm">
            <text:p/>
          </draw:line>
          <draw:rect draw:style-name="gr18" draw:text-style-name="P1" draw:layer="layout" svg:width="1cm" svg:height="1.25cm" svg:x="1cm" svg:y="13.75cm">
            <text:p/>
          </draw:rect>
        </draw:g>
        <draw:g>
          <draw:frame draw:style-name="gr16" draw:text-style-name="P7" draw:layer="layout" svg:width="1cm" svg:height="1cm" svg:x="3cm" svg:y="14cm">
            <draw:text-box>
              <text:p text:style-name="P1"><text:span text:style-name="T7">A</text:span></text:p>
            </draw:text-box>
          </draw:frame>
          <draw:line draw:style-name="gr10" draw:text-style-name="P1" draw:layer="layout" svg:x1="3.25cm" svg:y1="13.88cm" svg:x2="3.75cm" svg:y2="13.88cm">
            <text:p/>
          </draw:line>
          <draw:line draw:style-name="gr17" draw:text-style-name="P1" draw:layer="layout" svg:x1="3.25cm" svg:y1="14cm" svg:x2="3.75cm" svg:y2="14cm">
            <text:p/>
          </draw:line>
          <draw:rect draw:style-name="gr18" draw:text-style-name="P1" draw:layer="layout" svg:width="1cm" svg:height="1.25cm" svg:x="3cm" svg:y="13.75cm">
            <text:p/>
          </draw:rect>
        </draw:g>
        <draw:g>
          <draw:frame draw:style-name="gr16" draw:text-style-name="P7" draw:layer="layout" svg:width="1cm" svg:height="1cm" svg:x="1cm" svg:y="16cm">
            <draw:text-box>
              <text:p text:style-name="P1"><text:span text:style-name="T7">V</text:span></text:p>
            </draw:text-box>
          </draw:frame>
          <draw:rect draw:style-name="gr18" draw:text-style-name="P1" draw:layer="layout" svg:width="1cm" svg:height="1.25cm" svg:x="1cm" svg:y="15.75cm">
            <text:p/>
          </draw:rect>
          <draw:g>
            <draw:path draw:style-name="gr19" draw:text-style-name="P1" draw:layer="layout" svg:width="0.307cm" svg:height="0.189cm" draw:transform="skewX (0.653625804871753) rotate (0.863414380961432) translate (1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717) rotate (-0.863414380962618) translate (1.54777707313106cm 15.6984782584498cm)" svg:viewBox="0 0 311 190" svg:d="m0 190c192 0 311-190 311-190">
              <text:p/>
            </draw:path>
          </draw:g>
        </draw:g>
        <draw:g>
          <draw:frame draw:style-name="gr16" draw:text-style-name="P7" draw:layer="layout" svg:width="1cm" svg:height="1cm" svg:x="3cm" svg:y="16cm">
            <draw:text-box>
              <text:p text:style-name="P1"><text:span text:style-name="T7">A</text:span></text:p>
            </draw:text-box>
          </draw:frame>
          <draw:rect draw:style-name="gr18" draw:text-style-name="P1" draw:layer="layout" svg:width="1cm" svg:height="1.25cm" svg:x="3cm" svg:y="15.75cm">
            <text:p/>
          </draw:rect>
          <draw:g>
            <draw:path draw:style-name="gr19" draw:text-style-name="P1" draw:layer="layout" svg:width="0.307cm" svg:height="0.189cm" draw:transform="skewX (0.653625804871753) rotate (0.863414380961432) translate (3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717) rotate (-0.863414380962618) translate (3.54777707313106cm 15.6984782584498cm)" svg:viewBox="0 0 311 190" svg:d="m0 190c192 0 311-190 311-190">
              <text:p/>
            </draw:path>
          </draw:g>
        </draw:g>
        <draw:line draw:style-name="gr19" draw:text-style-name="P1" draw:layer="layout" svg:x1="1.75cm" svg:y1="17.75cm" svg:x2="1.75cm" svg:y2="18.25cm">
          <text:p/>
        </draw:line>
        <draw:custom-shape draw:style-name="gr20" draw:text-style-name="P1" draw:layer="layout" svg:width="0.5cm" svg:height="0.5cm" draw:transform="rotate (-1.57079632679579) translate (1.75cm 17.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cm" svg:y1="18cm" svg:x2="1.25cm" svg:y2="18cm">
          <text:p/>
        </draw:line>
        <draw:line draw:style-name="gr10" draw:text-style-name="P1" draw:layer="layout" svg:x1="1.75cm" svg:y1="18cm" svg:x2="2cm" svg:y2="18cm">
          <text:p/>
        </draw:line>
        <draw:g>
          <draw:path draw:style-name="gr19" draw:text-style-name="P1" draw:layer="layout" svg:width="0.176cm" svg:height="0.176cm" draw:transform="rotate (-0.785398163398486) translate (3.194cm 17.8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8486) translate (3.269cm 17.7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2) rotate (-0.781209373193701) translate (3.3335cm 17.625cm)" svg:viewBox="0 0 530 533" svg:d="m0 0c530 2 530 533 530 533">
            <text:p/>
          </draw:path>
          <draw:rect draw:style-name="gr18" draw:text-style-name="P1" draw:layer="layout" svg:width="1cm" svg:height="1cm" svg:x="3cm" svg:y="17.5cm">
            <text:p/>
          </draw:rect>
        </draw:g>
        <draw:g>
          <draw:path draw:style-name="gr19" draw:text-style-name="P1" draw:layer="layout" svg:width="0.176cm" svg:height="0.176cm" draw:transform="rotate (-0.785398163398486) translate (3.194cm 19.3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8486) translate (3.389cm 19.2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11) rotate (-0.781209373193701) translate (3.5835cm 19.135cm)" svg:viewBox="0 0 530 533" svg:d="m0 0c530 2 530 533 530 533">
            <text:p/>
          </draw:path>
          <draw:rect draw:style-name="gr18" draw:text-style-name="P1" draw:layer="layout" svg:width="1cm" svg:height="1cm" svg:x="3cm" svg:y="19cm">
            <text:p/>
          </draw:rect>
        </draw:g>
        <draw:g>
          <draw:line draw:style-name="gr4" draw:text-style-name="P1" draw:layer="layout" svg:x1="11cm" svg:y1="5.745cm" svg:x2="11.25cm" svg:y2="5.745cm">
            <text:p/>
          </draw:line>
          <draw:line draw:style-name="gr4" draw:text-style-name="P1" draw:layer="layout" svg:x1="13cm" svg:y1="5.745cm" svg:x2="12.75cm" svg:y2="5.745cm">
            <text:p/>
          </draw:line>
          <draw:circle draw:style-name="gr21" draw:text-style-name="P1" draw:layer="layout" svg:width="0.25cm" svg:height="0.25cm" svg:x="12.495cm" svg:y="5.62cm">
            <text:p/>
          </draw:circle>
          <draw:circle draw:style-name="gr21" draw:text-style-name="P1" draw:layer="layout" svg:width="0.25cm" svg:height="0.25cm" svg:x="11.252cm" svg:y="5.62cm">
            <text:p/>
          </draw:circle>
          <draw:line draw:style-name="gr19" draw:text-style-name="P1" draw:layer="layout" svg:x1="11.385cm" svg:y1="5.92cm" svg:x2="12.635cm" svg:y2="5.92cm">
            <text:p/>
          </draw:line>
          <draw:line draw:style-name="gr19" draw:text-style-name="P1" draw:layer="layout" svg:x1="12cm" svg:y1="5.5cm" svg:x2="12cm" svg:y2="5.922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7.75cm" svg:x2="11.25cm" svg:y2="7.75cm">
            <text:p/>
          </draw:line>
          <draw:line draw:style-name="gr4" draw:text-style-name="P1" draw:layer="layout" svg:x1="13cm" svg:y1="7.75cm" svg:x2="12.75cm" svg:y2="7.75cm">
            <text:p/>
          </draw:line>
          <draw:circle draw:style-name="gr21" draw:text-style-name="P1" draw:layer="layout" svg:width="0.25cm" svg:height="0.25cm" svg:x="12.495cm" svg:y="7.625cm">
            <text:p/>
          </draw:circle>
          <draw:circle draw:style-name="gr21" draw:text-style-name="P1" draw:layer="layout" svg:width="0.25cm" svg:height="0.25cm" svg:x="11.252cm" svg:y="7.625cm">
            <text:p/>
          </draw:circle>
          <draw:line draw:style-name="gr19" draw:text-style-name="P1" draw:layer="layout" svg:x1="11.375cm" svg:y1="7.375cm" svg:x2="12.625cm" svg:y2="7.375cm">
            <text:p/>
          </draw:line>
          <draw:line draw:style-name="gr19" draw:text-style-name="P1" draw:layer="layout" svg:x1="12cm" svg:y1="7cm" svg:x2="12cm" svg:y2="7.375cm">
            <text:p/>
          </draw:line>
        </draw:g>
        <draw:rect draw:style-name="gr22" draw:text-style-name="P1" draw:layer="layout" svg:width="2.5cm" svg:height="1cm" svg:x="14.75cm" svg:y="6cm">
          <text:p/>
        </draw:rect>
        <draw:rect draw:style-name="gr23" draw:text-style-name="P1" draw:layer="layout" svg:width="1cm" svg:height="1.75cm" svg:x="15.5cm" svg:y="4cm">
          <text:p/>
        </draw:rect>
        <draw:g>
          <draw:line draw:style-name="gr1" draw:text-style-name="P1" draw:layer="layout" svg:x1="15cm" svg:y1="7.25cm" svg:x2="15cm" svg:y2="8cm">
            <text:p/>
          </draw:line>
          <draw:rect draw:style-name="gr2" draw:text-style-name="P1" draw:layer="layout" svg:width="0.5cm" svg:height="0.25cm" svg:x="14.75cm" svg:y="7cm">
            <text:p/>
          </draw:rect>
        </draw:g>
        <draw:g>
          <draw:line draw:style-name="gr1" draw:text-style-name="P1" draw:layer="layout" svg:x1="16cm" svg:y1="7.25cm" svg:x2="16cm" svg:y2="8cm">
            <text:p/>
          </draw:line>
          <draw:rect draw:style-name="gr2" draw:text-style-name="P1" draw:layer="layout" svg:width="0.5cm" svg:height="0.25cm" svg:x="15.75cm" svg:y="7cm">
            <text:p/>
          </draw:rect>
        </draw:g>
        <draw:g>
          <draw:line draw:style-name="gr1" draw:text-style-name="P1" draw:layer="layout" svg:x1="17cm" svg:y1="7.25cm" svg:x2="17cm" svg:y2="8cm">
            <text:p/>
          </draw:line>
          <draw:rect draw:style-name="gr2" draw:text-style-name="P1" draw:layer="layout" svg:width="0.5cm" svg:height="0.25cm" svg:x="16.75cm" svg:y="7cm">
            <text:p/>
          </draw:rect>
        </draw:g>
        <draw:g>
          <draw:glue-point draw:id="4" svg:x="-5.125cm" svg:y="3cm" draw:escape-direction="left"/>
          <draw:glue-point draw:id="5" svg:x="5.125cm" svg:y="3cm" draw:escape-direction="right"/>
          <draw:polyline draw:style-name="gr10" draw:text-style-name="P1" draw:layer="layout" svg:width="1.999cm" svg:height="0.499cm" svg:x="7.975cm" svg:y="2.725cm" svg:viewBox="0 0 2000 500" draw:points="0,250 250,250 375,500 625,0 875,500 1125,0 1375,500 1625,0 1750,250 2000,250">
            <text:p/>
          </draw:polyline>
          <draw:line draw:style-name="gr24" draw:text-style-name="P1" draw:layer="layout" svg:x1="8.975cm" svg:y1="1.975cm" svg:x2="8.975cm" svg:y2="2.725cm">
            <text:p/>
          </draw:line>
        </draw:g>
        <draw:g>
          <draw:glue-point draw:id="4" svg:x="5cm" svg:y="-3cm" draw:escape-direction="right"/>
          <draw:glue-point draw:id="5" svg:x="-5cm" svg:y="-3cm" draw:escape-direction="left"/>
          <draw:polyline draw:style-name="gr10" draw:text-style-name="P1" draw:layer="layout" svg:width="1.999cm" svg:height="0.499cm" draw:transform="rotate (3.1415926535892) translate (17.0000000000008cm 6.74999999999815cm)" svg:viewBox="0 0 2000 500" draw:points="0,250 250,250 375,500 625,0 875,500 1125,0 1375,500 1625,0 1750,250 2000,250">
            <text:p/>
          </draw:polyline>
          <draw:line draw:style-name="gr24" draw:text-style-name="P1" draw:layer="layout" svg:x1="16cm" svg:y1="7.25cm" svg:x2="16cm" svg:y2="6.75cm">
            <text:p/>
          </draw:line>
        </draw:g>
        <draw:polyline draw:style-name="gr10" draw:text-style-name="P1" draw:layer="layout" svg:width="0.749cm" svg:height="0.249cm" draw:transform="rotate (1.5707963267946) translate (15cm 7.25cm)" svg:viewBox="0 0 750 250" draw:points="0,0 750,0 750,250">
          <text:p/>
        </draw:polyline>
        <draw:polyline draw:style-name="gr10" draw:text-style-name="P1" draw:layer="layout" svg:width="0.749cm" svg:height="0.249cm" draw:transform="rotate (-1.57079632679579) translate (17cm 6.49999999999979cm)" svg:viewBox="0 0 750 250" draw:points="750,0 0,0 0,250">
          <text:p/>
        </draw:polyline>
        <draw:rect draw:style-name="gr25" draw:text-style-name="P1" draw:layer="layout" svg:width="6cm" svg:height="2cm" svg:x="14cm" svg:y="11cm">
          <text:p/>
        </draw:rect>
        <draw:rect draw:style-name="gr26" draw:text-style-name="P1" draw:layer="layout" svg:width="1.5cm" svg:height="0.25cm" svg:x="15.25cm" svg:y="5.75cm">
          <text:p/>
        </draw:rect>
        <draw:g>
          <draw:line draw:style-name="gr4" draw:text-style-name="P1" draw:layer="layout" svg:x1="17cm" svg:y1="11.5cm" svg:x2="17.25cm" svg:y2="11.5cm">
            <text:p/>
          </draw:line>
          <draw:line draw:style-name="gr4" draw:text-style-name="P1" draw:layer="layout" svg:x1="19cm" svg:y1="11.495cm" svg:x2="18.75cm" svg:y2="11.495cm">
            <text:p/>
          </draw:line>
          <draw:circle draw:style-name="gr21" draw:text-style-name="P1" draw:layer="layout" svg:width="0.25cm" svg:height="0.25cm" svg:x="18.495cm" svg:y="11.37cm">
            <text:p/>
          </draw:circle>
          <draw:circle draw:style-name="gr21" draw:text-style-name="P1" draw:layer="layout" svg:width="0.25cm" svg:height="0.25cm" svg:x="17.252cm" svg:y="11.37cm">
            <text:p/>
          </draw:circle>
          <draw:line draw:style-name="gr19" draw:text-style-name="P1" draw:layer="layout" svg:x1="17.385cm" svg:y1="11.67cm" svg:x2="18.635cm" svg:y2="11.67cm">
            <text:p/>
          </draw:line>
          <draw:line draw:style-name="gr19" draw:text-style-name="P1" draw:layer="layout" svg:x1="18cm" svg:y1="11.25cm" svg:x2="18cm" svg:y2="11.672cm">
            <text:p/>
          </draw:line>
        </draw:g>
        <draw:polyline draw:style-name="gr10" draw:text-style-name="P1" draw:layer="layout" svg:width="1.749cm" svg:height="0.249cm" draw:transform="rotate (1.5707963267946) translate (18.7500000000058cm 13.2500000000008cm)" svg:viewBox="0 0 1750 250" draw:points="0,250 1750,250 1750,0">
          <text:p/>
        </draw:polyline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5cm" svg:y1="12.5cm" svg:x2="15.25cm" svg:y2="12.5cm">
            <text:p/>
          </draw:line>
          <draw:line draw:style-name="gr4" draw:text-style-name="P1" draw:layer="layout" svg:x1="17cm" svg:y1="12.5cm" svg:x2="16.75cm" svg:y2="12.5cm">
            <text:p/>
          </draw:line>
          <draw:circle draw:style-name="gr21" draw:text-style-name="P1" draw:layer="layout" svg:width="0.25cm" svg:height="0.25cm" svg:x="16.495cm" svg:y="12.375cm">
            <text:p/>
          </draw:circle>
          <draw:circle draw:style-name="gr21" draw:text-style-name="P1" draw:layer="layout" svg:width="0.25cm" svg:height="0.25cm" svg:x="15.252cm" svg:y="12.375cm">
            <text:p/>
          </draw:circle>
          <draw:line draw:style-name="gr19" draw:text-style-name="P1" draw:layer="layout" svg:x1="15.375cm" svg:y1="12.125cm" svg:x2="16.625cm" svg:y2="12.125cm">
            <text:p/>
          </draw:line>
          <draw:line draw:style-name="gr19" draw:text-style-name="P1" draw:layer="layout" svg:x1="16cm" svg:y1="11.75cm" svg:x2="16cm" svg:y2="12.125cm">
            <text:p/>
          </draw:line>
        </draw:g>
        <draw:polyline draw:style-name="gr10" draw:text-style-name="P1" draw:layer="layout" svg:width="0.749cm" svg:height="0.249cm" draw:transform="rotate (1.5707963267946) translate (16.7500000000025cm 13.2500000000008cm)" svg:viewBox="0 0 750 250" draw:points="0,250 750,250 750,0">
          <text:p/>
        </draw:polyline>
        <draw:polyline draw:style-name="gr10" draw:text-style-name="P1" draw:layer="layout" svg:width="1.999cm" svg:height="1.749cm" draw:transform="rotate (3.1415926535892) translate (17.0000000000051cm 13.249999999994cm)" svg:viewBox="0 0 2000 1750" draw:points="0,1750 2000,1750 2000,0">
          <text:p/>
        </draw:polyline>
        <draw:circle draw:style-name="gr27" draw:text-style-name="P1" draw:layer="layout" svg:width="0.13cm" svg:height="0.13cm" svg:x="14.935cm" svg:y="12.435cm">
          <text:p/>
        </draw:circle>
        <draw:frame draw:style-name="gr28" draw:text-style-name="P8" draw:layer="layout" svg:width="1cm" svg:height="2cm" svg:x="14.5cm" svg:y="14cm">
          <draw:text-box>
            <text:p text:style-name="P1"><text:span text:style-name="T8">1</text:span></text:p>
            <text:p text:style-name="P1"><text:span text:style-name="T8">C</text:span></text:p>
          </draw:text-box>
        </draw:frame>
        <draw:frame draw:style-name="gr28" draw:text-style-name="P8" draw:layer="layout" svg:width="1cm" svg:height="2cm" svg:x="16.5cm" svg:y="14cm">
          <draw:text-box>
            <text:p text:style-name="P1"><text:span text:style-name="T8">3</text:span></text:p>
            <text:p text:style-name="P1"><text:span text:style-name="T8">NO</text:span></text:p>
          </draw:text-box>
        </draw:frame>
        <draw:frame draw:style-name="gr28" draw:text-style-name="P8" draw:layer="layout" svg:width="1cm" svg:height="2cm" svg:x="18.5cm" svg:y="14cm">
          <draw:text-box>
            <text:p text:style-name="P1"><text:span text:style-name="T8">2</text:span></text:p>
            <text:p text:style-name="P1"><text:span text:style-name="T8">NC</text:span></text:p>
          </draw:text-box>
        </draw:frame>
        <draw:g>
          <draw:g>
            <draw:g>
              <draw:g>
                <draw:line draw:style-name="gr1" draw:text-style-name="P1" draw:layer="layout" svg:x1="15.5cm" svg:y1="16.875cm" svg:x2="15.5cm" svg:y2="17.125cm">
                  <text:p/>
                </draw:line>
                <draw:rect draw:style-name="gr2" draw:text-style-name="P1" draw:layer="layout" svg:width="0.5cm" svg:height="0.5cm" svg:x="15.5cm" svg:y="16.75cm">
                  <text:p/>
                </draw:rect>
              </draw:g>
              <draw:g>
                <draw:line draw:style-name="gr1" draw:text-style-name="P1" draw:layer="layout" svg:x1="15.5cm" svg:y1="17.875cm" svg:x2="15.5cm" svg:y2="18.125cm">
                  <text:p/>
                </draw:line>
                <draw:rect draw:style-name="gr2" draw:text-style-name="P1" draw:layer="layout" svg:width="0.5cm" svg:height="0.5cm" svg:x="15.5cm" svg:y="17.75cm">
                  <text:p/>
                </draw:rect>
              </draw:g>
              <draw:g>
                <draw:line draw:style-name="gr1" draw:text-style-name="P1" draw:layer="layout" svg:x1="15.5cm" svg:y1="18.875cm" svg:x2="15.5cm" svg:y2="19.125cm">
                  <text:p/>
                </draw:line>
                <draw:rect draw:style-name="gr2" draw:text-style-name="P1" draw:layer="layout" svg:width="0.5cm" svg:height="0.5cm" svg:x="15.5cm" svg:y="18.75cm">
                  <text:p/>
                </draw:rect>
              </draw:g>
              <draw:g>
                <draw:line draw:style-name="gr1" draw:text-style-name="P1" draw:layer="layout" svg:x1="15.5cm" svg:y1="19.875cm" svg:x2="15.5cm" svg:y2="20.125cm">
                  <text:p/>
                </draw:line>
                <draw:rect draw:style-name="gr2" draw:text-style-name="P1" draw:layer="layout" svg:width="0.5cm" svg:height="0.5cm" svg:x="15.5cm" svg:y="19.75cm">
                  <text:p/>
                </draw:rect>
              </draw:g>
              <draw:g>
                <draw:line draw:style-name="gr1" draw:text-style-name="P1" draw:layer="layout" svg:x1="18.5cm" svg:y1="19.875cm" svg:x2="18.5cm" svg:y2="20.125cm">
                  <text:p/>
                </draw:line>
                <draw:rect draw:style-name="gr2" draw:text-style-name="P1" draw:layer="layout" svg:width="0.5cm" svg:height="0.5cm" svg:x="18cm" svg:y="19.75cm">
                  <text:p/>
                </draw:rect>
              </draw:g>
              <draw:g>
                <draw:line draw:style-name="gr1" draw:text-style-name="P1" draw:layer="layout" svg:x1="18.5cm" svg:y1="18.875cm" svg:x2="18.5cm" svg:y2="19.125cm">
                  <text:p/>
                </draw:line>
                <draw:rect draw:style-name="gr2" draw:text-style-name="P1" draw:layer="layout" svg:width="0.5cm" svg:height="0.5cm" svg:x="18cm" svg:y="18.75cm">
                  <text:p/>
                </draw:rect>
              </draw:g>
              <draw:g>
                <draw:line draw:style-name="gr1" draw:text-style-name="P1" draw:layer="layout" svg:x1="18.5cm" svg:y1="17.875cm" svg:x2="18.5cm" svg:y2="18.125cm">
                  <text:p/>
                </draw:line>
                <draw:rect draw:style-name="gr2" draw:text-style-name="P1" draw:layer="layout" svg:width="0.5cm" svg:height="0.5cm" svg:x="18cm" svg:y="17.75cm">
                  <text:p/>
                </draw:rect>
              </draw:g>
              <draw:g>
                <draw:line draw:style-name="gr1" draw:text-style-name="P1" draw:layer="layout" svg:x1="18.5cm" svg:y1="16.875cm" svg:x2="18.5cm" svg:y2="17.125cm">
                  <text:p/>
                </draw:line>
                <draw:rect draw:style-name="gr2" draw:text-style-name="P1" draw:layer="layout" svg:width="0.5cm" svg:height="0.5cm" svg:x="18cm" svg:y="16.75cm">
                  <text:p/>
                </draw:rect>
              </draw:g>
              <draw:rect draw:style-name="gr29" draw:text-style-name="P1" draw:layer="layout" svg:width="2cm" svg:height="4cm" svg:x="16cm" svg:y="16.5cm">
                <text:p/>
              </draw:rect>
              <draw:frame draw:style-name="gr30" draw:text-style-name="P9" draw:layer="layout" svg:width="2cm" svg:height="1.5cm" draw:transform="rotate (-1.57079632679579) translate (17.75cm 17.5cm)">
                <draw:text-box>
                  <text:p><text:span text:style-name="T9">NE555</text:span></text:p>
                </draw:text-box>
              </draw:frame>
              <draw:path draw:style-name="gr31" draw:text-style-name="P1" draw:layer="layout" svg:width="-0.749cm" svg:height="-0.379cm" svg:x="17.375cm" svg:y="16.88cm" svg:viewBox="0 0 -750 -380" svg:d="m0 380c0-215 163-380 375-380s375 165 375 380z">
                <text:p/>
              </draw:path>
            </draw:g>
          </draw:g>
          <draw:frame draw:style-name="gr32" draw:text-style-name="P5" draw:layer="layout" svg:width="1.25cm" svg:height="0.5cm" svg:x="14cm" svg:y="19.75cm">
            <draw:text-box>
              <text:p text:style-name="P1"><text:span text:style-name="T4">RST</text:span></text:p>
            </draw:text-box>
          </draw:frame>
          <draw:frame draw:style-name="gr33" draw:text-style-name="P6" draw:layer="layout" svg:width="1.25cm" svg:height="0.5cm" svg:x="18.75cm" svg:y="16.75cm">
            <draw:text-box>
              <text:p text:style-name="P1"><text:span text:style-name="T5">V</text:span><text:span text:style-name="T6">cc</text:span></text:p>
            </draw:text-box>
          </draw:frame>
          <draw:frame draw:style-name="gr32" draw:text-style-name="P4" draw:layer="layout" svg:width="1.25cm" svg:height="0.5cm" svg:x="14cm" svg:y="16.75cm">
            <draw:text-box>
              <text:p text:style-name="P1"><text:span text:style-name="T3">GND</text:span></text:p>
            </draw:text-box>
          </draw:frame>
          <draw:frame draw:style-name="gr32" draw:text-style-name="P10" draw:layer="layout" svg:width="1.25cm" svg:height="0.5cm" svg:x="14cm" svg:y="17.75cm">
            <draw:text-box>
              <text:p text:style-name="P1"><text:span text:style-name="T10">TRIG</text:span></text:p>
            </draw:text-box>
          </draw:frame>
          <draw:frame draw:style-name="gr32" draw:text-style-name="P10" draw:layer="layout" svg:width="1.25cm" svg:height="0.5cm" svg:x="14cm" svg:y="18.75cm">
            <draw:text-box>
              <text:p text:style-name="P1"><text:span text:style-name="T10">OUT</text:span></text:p>
            </draw:text-box>
          </draw:frame>
          <draw:frame draw:style-name="gr33" draw:text-style-name="P10" draw:layer="layout" svg:width="1.25cm" svg:height="0.5cm" svg:x="18.75cm" svg:y="19.75cm">
            <draw:text-box>
              <text:p text:style-name="P1"><text:span text:style-name="T10">CTRL</text:span></text:p>
            </draw:text-box>
          </draw:frame>
          <draw:frame draw:style-name="gr33" draw:text-style-name="P10" draw:layer="layout" svg:width="1.25cm" svg:height="0.5cm" svg:x="18.75cm" svg:y="18.75cm">
            <draw:text-box>
              <text:p text:style-name="P1"><text:span text:style-name="T10">THR</text:span></text:p>
            </draw:text-box>
          </draw:frame>
          <draw:frame draw:style-name="gr33" draw:text-style-name="P10" draw:layer="layout" svg:width="1.25cm" svg:height="0.5cm" svg:x="18.75cm" svg:y="17.75cm">
            <draw:text-box>
              <text:p text:style-name="P1"><text:span text:style-name="T10">DIS</text:span></text:p>
            </draw:text-box>
          </draw:fram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cm" svg:y1="2cm" svg:x2="5.75cm" svg:y2="2cm">
            <text:p/>
          </draw:line>
          <draw:custom-shape draw:style-name="gr5" draw:text-style-name="P1" draw:layer="layout" svg:width="0.5cm" svg:height="0.5cm" draw:transform="rotate (-1.57079632679579) translate (6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6.25cm" svg:y1="2cm" svg:x2="7cm" svg:y2="2cm">
            <text:p/>
          </draw:line>
          <draw:line draw:style-name="gr6" draw:text-style-name="P1" draw:layer="layout" svg:x1="6.25cm" svg:y1="2.25cm" svg:x2="6.25cm" svg:y2="1.75cm">
            <text:p/>
          </draw:line>
          <draw:line draw:style-name="gr7" draw:text-style-name="P1" draw:layer="layout" svg:x1="6cm" svg:y1="1.5cm" svg:x2="6.25cm" svg:y2="1.25cm">
            <text:p/>
          </draw:line>
          <draw:line draw:style-name="gr7" draw:text-style-name="P1" draw:layer="layout" svg:x1="6.1cm" svg:y1="1.6cm" svg:x2="6.35cm" svg:y2="1.3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8cm" svg:y1="1.5cm" svg:x2="8.75cm" svg:y2="1.5cm">
            <text:p/>
          </draw:line>
          <draw:custom-shape draw:style-name="gr5" draw:text-style-name="P1" draw:layer="layout" svg:width="0.5cm" svg:height="0.5cm" draw:transform="rotate (-1.57079632679579) translate (9.25cm 1.2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9.25cm" svg:y1="1.5cm" svg:x2="10cm" svg:y2="1.5cm">
            <text:p/>
          </draw:line>
          <draw:line draw:style-name="gr6" draw:text-style-name="P1" draw:layer="layout" svg:x1="9.25cm" svg:y1="1.75cm" svg:x2="9.25cm" svg:y2="1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9.392cm" svg:y="8.376cm">
              <text:p/>
            </draw:circle>
          </draw:g>
          <draw:polyline draw:style-name="gr34" draw:text-style-name="P1" draw:layer="layout" svg:width="0.999cm" svg:height="0.399cm" svg:x="9cm" svg:y="8.85cm" svg:viewBox="0 0 1000 400" draw:points="0,400 1000,400 1000,0">
            <text:p/>
          </draw:polyline>
          <draw:line draw:style-name="gr10" draw:text-style-name="P1" draw:layer="layout" svg:x1="9.75cm" svg:y1="8.85cm" svg:x2="9.75cm" svg:y2="9.25cm">
            <text:p/>
          </draw:line>
          <draw:polyline draw:style-name="gr10" draw:text-style-name="P1" draw:layer="layout" svg:width="0.399cm" svg:height="0.749cm" draw:transform="rotate (-1.57079632679579) translate (10.9999999999999cm 8.84999999999978cm)" svg:viewBox="0 0 400 750" draw:points="0,750 400,750 400,0">
            <text:p/>
          </draw:polyline>
          <draw:line draw:style-name="gr19" draw:text-style-name="P1" draw:layer="layout" svg:x1="9.65cm" svg:y1="8.75cm" svg:x2="10.35cm" svg:y2="8.75cm">
            <text:p/>
          </draw:line>
          <draw:line draw:style-name="gr10" draw:text-style-name="P1" draw:layer="layout" svg:x1="9.75cm" svg:y1="8.75cm" svg:x2="9.75cm" svg:y2="8cm">
            <text:p/>
          </draw:line>
          <draw:line draw:style-name="gr19" draw:text-style-name="P1" draw:layer="layout" svg:x1="9.65cm" svg:y1="8.85cm" svg:x2="10.35cm" svg:y2="8.85cm">
            <text:p/>
          </draw:line>
          <draw:line draw:style-name="gr35" draw:text-style-name="P1" draw:layer="layout" svg:x1="9.95cm" svg:y1="9.4cm" svg:x2="10.2cm" svg:y2="9.4cm">
            <text:p/>
          </draw:line>
          <draw:polyline draw:style-name="gr10" draw:text-style-name="P1" draw:layer="layout" svg:width="0.149cm" svg:height="0.699cm" draw:transform="rotate (-1.57079632679579) translate (10.35cm 9.24999999999979cm)" svg:viewBox="0 0 150 700" draw:points="0,700 150,700 150,0 0,0">
            <text:p/>
          </draw:polyline>
          <draw:line draw:style-name="gr10" draw:text-style-name="P1" draw:layer="layout" svg:x1="10.15cm" svg:y1="9.275cm" svg:x2="10.15cm" svg:y2="9.5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5cm" svg:height="1.5cm" svg:x="9.25cm" svg:y="10.25cm">
              <text:p/>
            </draw:circle>
          </draw:g>
          <draw:polyline draw:style-name="gr34" draw:text-style-name="P1" draw:layer="layout" svg:width="0.999cm" svg:height="0.399cm" svg:x="9cm" svg:y="10.85cm" svg:viewBox="0 0 1000 400" draw:points="0,400 1000,400 1000,0">
            <text:p/>
          </draw:polyline>
          <draw:line draw:style-name="gr10" draw:text-style-name="P1" draw:layer="layout" svg:x1="9.5cm" svg:y1="10.85cm" svg:x2="9.5cm" svg:y2="11.25cm">
            <text:p/>
          </draw:line>
          <draw:polyline draw:style-name="gr10" draw:text-style-name="P1" draw:layer="layout" svg:width="0.399cm" svg:height="0.499cm" draw:transform="rotate (-1.57079632679579) translate (10.9999999999999cm 10.8499999999999cm)" svg:viewBox="0 0 400 500" draw:points="0,500 400,500 400,0">
            <text:p/>
          </draw:polyline>
          <draw:line draw:style-name="gr19" draw:text-style-name="P1" draw:layer="layout" svg:x1="9.4cm" svg:y1="10.75cm" svg:x2="10.6cm" svg:y2="10.75cm">
            <text:p/>
          </draw:line>
          <draw:line draw:style-name="gr10" draw:text-style-name="P1" draw:layer="layout" svg:x1="9.5cm" svg:y1="10.75cm" svg:x2="9.5cm" svg:y2="10cm">
            <text:p/>
          </draw:line>
          <draw:line draw:style-name="gr19" draw:text-style-name="P1" draw:layer="layout" svg:x1="9.4cm" svg:y1="10.85cm" svg:x2="10.6cm" svg:y2="10.8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13.365cm" svg:y="8.365cm">
              <text:p/>
            </draw:circle>
          </draw:g>
          <draw:polyline draw:style-name="gr36" draw:text-style-name="P1" draw:layer="layout" svg:width="0.999cm" svg:height="0.099cm" svg:x="13cm" svg:y="9.15cm" svg:viewBox="0 0 1000 100" draw:points="0,100 1000,100 1000,0">
            <text:p/>
          </draw:polyline>
          <draw:line draw:style-name="gr10" draw:text-style-name="P1" draw:layer="layout" svg:x1="13.75cm" svg:y1="8.85cm" svg:x2="13.75cm" svg:y2="9.25cm">
            <text:p/>
          </draw:line>
          <draw:polyline draw:style-name="gr10" draw:text-style-name="P1" draw:layer="layout" svg:width="0.399cm" svg:height="0.749cm" draw:transform="rotate (-1.57079632679579) translate (14.9999999999999cm 8.84999999999978cm)" svg:viewBox="0 0 400 750" draw:points="0,750 400,750 400,0">
            <text:p/>
          </draw:polyline>
          <draw:line draw:style-name="gr19" draw:text-style-name="P1" draw:layer="layout" svg:x1="13.65cm" svg:y1="8.75cm" svg:x2="14.35cm" svg:y2="8.75cm">
            <text:p/>
          </draw:line>
          <draw:line draw:style-name="gr10" draw:text-style-name="P1" draw:layer="layout" svg:x1="13.75cm" svg:y1="8.75cm" svg:x2="13.75cm" svg:y2="8cm">
            <text:p/>
          </draw:line>
          <draw:line draw:style-name="gr19" draw:text-style-name="P1" draw:layer="layout" svg:x1="13.65cm" svg:y1="8.85cm" svg:x2="14.35cm" svg:y2="8.85cm">
            <text:p/>
          </draw:line>
          <draw:line draw:style-name="gr34" draw:text-style-name="P1" draw:layer="layout" svg:x1="14cm" svg:y1="8.85cm" svg:x2="14cm" svg:y2="9.25cm">
            <text:p/>
          </draw:line>
          <draw:line draw:style-name="gr35" draw:text-style-name="P1" draw:layer="layout" svg:x1="13.95cm" svg:y1="9.401cm" svg:x2="14.2cm" svg:y2="9.401cm">
            <text:p/>
          </draw:line>
          <draw:polyline draw:style-name="gr10" draw:text-style-name="P1" draw:layer="layout" svg:width="0.149cm" svg:height="0.699cm" draw:transform="rotate (-1.57079632679579) translate (14.35cm 9.25099999999979cm)" svg:viewBox="0 0 150 700" draw:points="0,700 150,700 150,0 0,0">
            <text:p/>
          </draw:polyline>
          <draw:line draw:style-name="gr10" draw:text-style-name="P1" draw:layer="layout" svg:x1="14.15cm" svg:y1="9.276cm" svg:x2="14.15cm" svg:y2="9.526cm">
            <text:p/>
          </draw:line>
        </draw:g>
        <draw:frame draw:style-name="gr37" draw:text-style-name="P2" draw:layer="layout" svg:width="1cm" svg:height="0.5cm" svg:x="6cm" svg:y="12.5cm">
          <draw:text-box>
            <text:p text:style-name="P1"><text:span text:style-name="T1">Out</text:span></text:p>
          </draw:text-box>
        </draw:frame>
        <draw:g>
          <draw:line draw:style-name="gr4" draw:text-style-name="P1" draw:layer="layout" svg:x1="2cm" svg:y1="5.4cm" svg:x2="2cm" svg:y2="5cm">
            <text:p/>
          </draw:line>
          <draw:line draw:style-name="gr6" draw:text-style-name="P1" draw:layer="layout" svg:x1="1.5cm" svg:y1="5.4cm" svg:x2="2.5cm" svg:y2="5.4cm">
            <text:p/>
          </draw:line>
          <draw:line draw:style-name="gr6" draw:text-style-name="P1" draw:layer="layout" svg:x1="1.75cm" svg:y1="5.6cm" svg:x2="2.25cm" svg:y2="5.6cm">
            <text:p/>
          </draw:line>
          <draw:line draw:style-name="gr4" draw:text-style-name="P1" draw:layer="layout" svg:x1="2cm" svg:y1="6cm" svg:x2="2cm" svg:y2="5.6cm">
            <text:p/>
          </draw:line>
        </draw:g>
        <draw:g>
          <draw:frame draw:style-name="gr38" draw:text-style-name="P11" draw:layer="layout" svg:width="1.25cm" svg:height="0.5cm" svg:x="7cm" svg:y="14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-1.57079632679579) translate (8.49999999999993cm 13.9999999999996cm)" svg:viewBox="0 0 500 1500" draw:points="0,1500 500,1500 500,250 250,0 0,250">
            <text:p/>
          </draw:polygon>
        </draw:g>
        <draw:g>
          <draw:frame draw:style-name="gr39" draw:text-style-name="P11" draw:layer="layout" svg:width="1.25cm" svg:height="0.5cm" svg:x="7.2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1.5707963267946) translate (7.00000000000022cm 15.0000000000013cm)" svg:viewBox="0 0 500 1500" draw:points="0,1500 500,1500 500,250 250,0 0,250">
            <text:p/>
          </draw:polygon>
        </draw:g>
        <draw:g>
          <draw:polygon draw:style-name="gr10" draw:text-style-name="P1" draw:layer="layout" svg:width="1.06cm" svg:height="1.06cm" draw:transform="rotate (2.3561944901919) translate (7.75000000000093cm 16.2500000000002cm)" svg:viewBox="0 0 1061 1061" draw:points="707,0 1061,0 1061,354 354,1061 0,1061 0,707">
            <text:p/>
          </draw:polygon>
          <draw:frame draw:style-name="gr37" draw:text-style-name="P11" draw:layer="layout" svg:width="1.5cm" svg:height="0.5cm" svg:x="7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9" draw:text-style-name="P11" draw:layer="layout" svg:width="1.75cm" svg:height="0.5cm" svg:x="4.75cm" svg:y="14cm">
            <draw:text-box>
              <text:p text:style-name="P1"><text:span text:style-name="T11">TX_OUT</text:span></text:p>
            </draw:text-box>
          </draw:frame>
          <draw:polygon draw:style-name="gr10" draw:text-style-name="P1" draw:layer="layout" svg:width="0.499cm" svg:height="1.999cm" draw:transform="rotate (1.5707963267946) translate (4.50000000000022cm 14.5000000000018cm)" svg:viewBox="0 0 500 2000" draw:points="0,2000 500,2000 500,250 250,0 0,250">
            <text:p/>
          </draw:polygon>
        </draw:g>
        <draw:g>
          <draw:polygon draw:style-name="gr10" draw:text-style-name="P1" draw:layer="layout" svg:width="1.413cm" svg:height="1.413cm" draw:transform="rotate (2.3561944901919) translate (5.50000000000131cm 16.5000000000002cm)" svg:viewBox="0 0 1414 1414" draw:points="1061,0 1414,0 1414,354 354,1414 0,1414 0,1061">
            <text:p/>
          </draw:polygon>
          <draw:frame draw:style-name="gr37" draw:text-style-name="P11" draw:layer="layout" svg:width="2cm" svg:height="0.5cm" svg:x="4.5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8" draw:text-style-name="P11" draw:layer="layout" svg:width="1.75cm" svg:height="0.5cm" svg:x="4.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999cm" draw:transform="rotate (-1.57079632679579) translate (6.49999999999993cm 14.4999999999994cm)" svg:viewBox="0 0 500 2000" draw:points="0,2000 500,2000 500,250 250,0 0,250">
            <text:p/>
          </draw:polygon>
        </draw:g>
        <draw:g>
          <draw:custom-shape draw:style-name="gr5" draw:text-style-name="P1" draw:layer="layout" svg:width="2cm" svg:height="2cm" draw:transform="rotate (-1.57079632679579) translate (9cm 1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6.5cm" svg:y1="19.5cm" svg:x2="7cm" svg:y2="19.5cm">
            <text:p/>
          </draw:line>
          <draw:line draw:style-name="gr10" draw:text-style-name="P1" draw:layer="layout" svg:x1="6.5cm" svg:y1="20.5cm" svg:x2="7cm" svg:y2="20.5cm">
            <text:p/>
          </draw:line>
          <draw:line draw:style-name="gr10" draw:text-style-name="P1" draw:layer="layout" svg:x1="8cm" svg:y1="19cm" svg:x2="8cm" svg:y2="19.5cm">
            <text:p/>
          </draw:line>
          <draw:line draw:style-name="gr10" draw:text-style-name="P1" draw:layer="layout" svg:x1="8cm" svg:y1="20.5cm" svg:x2="8cm" svg:y2="21cm">
            <text:p/>
          </draw:line>
          <draw:line draw:style-name="gr10" draw:text-style-name="P1" draw:layer="layout" svg:x1="9cm" svg:y1="20cm" svg:x2="9.5cm" svg:y2="20cm">
            <text:p/>
          </draw:line>
          <draw:frame draw:style-name="gr14" draw:text-style-name="P2" draw:layer="layout" svg:width="0.5cm" svg:height="0.5cm" svg:x="7cm" svg:y="19.25cm">
            <draw:text-box>
              <text:p text:style-name="P1"><text:span text:style-name="T1">+</text:span></text:p>
            </draw:text-box>
          </draw:frame>
          <draw:frame draw:style-name="gr14" draw:text-style-name="P2" draw:layer="layout" svg:width="0.5cm" svg:height="0.5cm" svg:x="7cm" svg:y="20.25cm">
            <draw:text-box>
              <text:p text:style-name="P1"><text:span text:style-name="T1">-</text:span></text:p>
            </draw:text-box>
          </draw:frame>
        </draw:g>
        <draw:g>
          <draw:circle draw:style-name="gr11" draw:text-style-name="P1" draw:layer="layout" svg:width="1cm" svg:height="1cm" svg:x="11.5cm" svg:y="10.5cm">
            <text:p/>
          </draw:circle>
          <draw:line draw:style-name="gr10" draw:text-style-name="P1" draw:layer="layout" svg:x1="12cm" svg:y1="10cm" svg:x2="12cm" svg:y2="10.5cm">
            <text:p/>
          </draw:line>
          <draw:line draw:style-name="gr10" draw:text-style-name="P1" draw:layer="layout" svg:x1="12cm" svg:y1="11.5cm" svg:x2="12cm" svg:y2="12cm">
            <text:p/>
          </draw:line>
          <draw:frame draw:style-name="gr37" draw:text-style-name="P2" draw:layer="layout" svg:width="0.5cm" svg:height="0.5cm" svg:x="11.75cm" svg:y="10.5cm">
            <draw:text-box>
              <text:p text:style-name="P1"><text:span text:style-name="T1">+</text:span></text:p>
            </draw:text-box>
          </draw:frame>
          <draw:frame draw:style-name="gr37" draw:text-style-name="P2" draw:layer="layout" svg:width="0.5cm" svg:height="0.5cm" svg:x="11.75cm" svg:y="11cm">
            <draw:text-box>
              <text:p text:style-name="P1"><text:span text:style-name="T1">-</text:span></text:p>
            </draw:text-box>
          </draw:frame>
        </draw:g>
        <draw:g>
          <draw:path draw:style-name="gr10" draw:text-style-name="P1" draw:layer="layout" svg:width="0.712cm" svg:height="0.913cm" draw:transform="skewX (0.0966912405604675) rotate (1.15296450386724) translate (11cm 19cm)" svg:viewBox="0 0 713 914" svg:d="m0 0c1232 0 494 914 494 914">
            <text:p/>
          </draw:path>
          <draw:path draw:style-name="gr10" draw:text-style-name="P1" draw:layer="layout" svg:width="0.709cm" svg:height="0.913cm" draw:transform="skewX (-0.0902335223280897) rotate (1.98932628142276) translate (12.2887317656613cm 19.6491118634618cm)" svg:viewBox="0 0 710 914" svg:d="m710 0c-1230 0-489 914-489 914">
            <text:p/>
          </draw:path>
        </draw:g>
        <draw:g>
          <draw:circle draw:style-name="gr11" draw:text-style-name="P1" draw:layer="layout" svg:width="1cm" svg:height="1cm" svg:x="12.5cm" svg:y="10.5cm">
            <text:p/>
          </draw:circle>
          <draw:line draw:style-name="gr10" draw:text-style-name="P1" draw:layer="layout" svg:x1="13cm" svg:y1="10cm" svg:x2="13cm" svg:y2="10.5cm">
            <text:p/>
          </draw:line>
          <draw:line draw:style-name="gr10" draw:text-style-name="P1" draw:layer="layout" svg:x1="13cm" svg:y1="11.5cm" svg:x2="13cm" svg:y2="12cm">
            <text:p/>
          </draw:line>
          <draw:g>
            <draw:path draw:style-name="gr10" draw:text-style-name="P1" draw:layer="layout" svg:width="0.177cm" svg:height="0.227cm" draw:transform="skewX (0.0874409955248994) rotate (1.15104464169004) translate (12.7499993648673cm 11.0051245221951cm)" svg:viewBox="0 0 178 228" svg:d="m0 0c308 0 122 228 122 228">
              <text:p/>
            </draw:path>
            <draw:path draw:style-name="gr10" draw:text-style-name="P1" draw:layer="layout" svg:width="0.177cm" svg:height="0.227cm" draw:transform="skewX (-0.0970403064108664) rotate (1.99054801189916) translate (13.0726577970449cm 11.1679350029977cm)" svg:viewBox="0 0 178 228" svg:d="m178 0c-307 0-124 228-124 228">
              <text:p/>
            </draw:path>
          </draw:g>
        </draw:g>
        <draw:g>
          <draw:rect draw:style-name="gr11" draw:text-style-name="P1" draw:layer="layout" svg:width="3cm" svg:height="2cm" svg:x="10cm" svg:y="14cm">
            <text:p/>
          </draw:rect>
          <draw:frame draw:style-name="gr38" draw:text-style-name="P2" draw:layer="layout" svg:width="1cm" svg:height="0.5cm" svg:x="10cm" svg:y="14.75cm">
            <draw:text-box>
              <text:p text:style-name="P1"><text:span text:style-name="T1">In</text:span></text:p>
            </draw:text-box>
          </draw:frame>
          <draw:frame draw:style-name="gr39" draw:text-style-name="P2" draw:layer="layout" svg:width="1cm" svg:height="0.5cm" svg:x="12cm" svg:y="14.75cm">
            <draw:text-box>
              <text:p text:style-name="P1"><text:span text:style-name="T1">Out</text:span></text:p>
            </draw:text-box>
          </draw:frame>
          <draw:frame draw:style-name="gr37" draw:text-style-name="P2" draw:layer="layout" svg:width="1cm" svg:height="0.5cm" svg:x="11cm" svg:y="15.5cm">
            <draw:text-box>
              <text:p text:style-name="P1"><text:span text:style-name="T1">GND</text:span></text:p>
            </draw:text-box>
          </draw:frame>
          <draw:frame draw:style-name="gr8" draw:text-style-name="P3" draw:layer="layout" svg:width="3cm" svg:height="0.5cm" svg:x="10cm" svg:y="14.25cm">
            <draw:text-box>
              <text:p text:style-name="P1"><text:span text:style-name="T2">LM 7805</text:span></text:p>
            </draw:text-box>
          </draw:frame>
          <draw:line draw:style-name="gr10" draw:text-style-name="P1" draw:layer="layout" svg:x1="9.5cm" svg:y1="15cm" svg:x2="10cm" svg:y2="15cm">
            <text:p/>
          </draw:line>
          <draw:line draw:style-name="gr10" draw:text-style-name="P1" draw:layer="layout" svg:x1="13cm" svg:y1="15cm" svg:x2="13.5cm" svg:y2="15cm">
            <text:p/>
          </draw:line>
          <draw:line draw:style-name="gr10" draw:text-style-name="P1" draw:layer="layout" svg:x1="11.5cm" svg:y1="16.5cm" svg:x2="11.5cm" svg:y2="16cm">
            <text:p/>
          </draw:line>
        </draw:g>
        <draw:g>
          <draw:g>
            <draw:g>
              <draw:line draw:style-name="gr40" draw:text-style-name="P1" draw:layer="layout" svg:x1="16.25cm" svg:y1="25.75cm" svg:x2="16.25cm" svg:y2="24.31cm">
                <text:p/>
              </draw:line>
              <draw:rect draw:style-name="gr2" draw:text-style-name="P1" draw:layer="layout" svg:width="0.5cm" svg:height="0.38cm" draw:transform="rotate (1.5707963267946) translate (16.06cm 24.31cm)">
                <text:p/>
              </draw:rect>
            </draw:g>
            <draw:rect draw:style-name="gr2" draw:text-style-name="P1" draw:layer="layout" svg:width="2cm" svg:height="1cm" svg:x="15.25cm" svg:y="21.31cm">
              <text:p/>
            </draw:rect>
            <draw:g>
              <draw:line draw:style-name="gr40" draw:text-style-name="P1" draw:layer="layout" svg:x1="15.5cm" svg:y1="25.75cm" svg:x2="15.5cm" svg:y2="24.31cm">
                <text:p/>
              </draw:line>
              <draw:rect draw:style-name="gr2" draw:text-style-name="P1" draw:layer="layout" svg:width="0.5cm" svg:height="0.38cm" draw:transform="rotate (1.5707963267946) translate (15.31cm 24.31cm)">
                <text:p/>
              </draw:rect>
            </draw:g>
            <draw:g>
              <draw:line draw:style-name="gr40" draw:text-style-name="P1" draw:layer="layout" svg:x1="17cm" svg:y1="25.75cm" svg:x2="17cm" svg:y2="24.31cm">
                <text:p/>
              </draw:line>
              <draw:rect draw:style-name="gr2" draw:text-style-name="P1" draw:layer="layout" svg:width="0.5cm" svg:height="0.38cm" draw:transform="rotate (1.5707963267946) translate (16.81cm 24.31cm)">
                <text:p/>
              </draw:rect>
            </draw:g>
            <draw:rect draw:style-name="gr29" draw:text-style-name="P1" draw:layer="layout" svg:width="2cm" svg:height="1.5cm" svg:x="15.25cm" svg:y="22.31cm">
              <text:p/>
            </draw:rect>
            <draw:frame draw:style-name="gr41" draw:text-style-name="P9" draw:layer="layout" svg:width="2cm" svg:height="1.5cm" svg:x="15.25cm" svg:y="22.31cm">
              <draw:text-box>
                <text:p><text:span text:style-name="T9">7805</text:span></text:p>
              </draw:text-box>
            </draw:frame>
            <draw:circle draw:style-name="gr42" draw:text-style-name="P1" draw:layer="layout" svg:width="0.5cm" svg:height="0.5cm" svg:x="16cm" svg:y="21.56cm">
              <text:p/>
            </draw:circle>
          </draw:g>
        </draw:g>
        <draw:polyline draw:style-name="gr10" draw:text-style-name="P1" draw:layer="layout" svg:width="1.999cm" svg:height="0.499cm" svg:x="5cm" svg:y="2.75cm" svg:viewBox="0 0 2000 500" draw:points="0,250 250,250 375,500 625,0 875,500 1125,0 1375,500 1625,0 1750,250 2000,250">
          <text:p/>
        </draw:polyline>
        <draw:g>
          <draw:line draw:style-name="gr10" draw:text-style-name="P1" draw:layer="layout" svg:x1="5cm" svg:y1="5cm" svg:x2="5.25cm" svg:y2="5cm">
            <text:p/>
          </draw:line>
          <draw:line draw:style-name="gr10" draw:text-style-name="P1" draw:layer="layout" svg:x1="6.75cm" svg:y1="5cm" svg:x2="7cm" svg:y2="5cm">
            <text:p/>
          </draw:line>
          <draw:path draw:style-name="gr10" draw:text-style-name="P1" draw:layer="layout" svg:width="0.55cm" svg:height="0.487cm" draw:transform="skewX (0.0581194640914002) rotate (1.35263017029535) translate (5.25cm 5cm)" svg:viewBox="0 0 551 488" svg:d="m0 0c1154 0 137 488 137 488">
            <text:p/>
          </draw:path>
          <draw:path draw:style-name="gr10" draw:text-style-name="P1" draw:layer="layout" svg:width="0.55cm" svg:height="0.487cm" draw:transform="skewX (0.0581194640914002) rotate (1.35263017029535) translate (5.75cm 5cm)" svg:viewBox="0 0 551 488" svg:d="m0 0c1154 0 137 488 137 488">
            <text:p/>
          </draw:path>
          <draw:path draw:style-name="gr10" draw:text-style-name="P1" draw:layer="layout" svg:width="0.55cm" svg:height="0.487cm" draw:transform="skewX (0.0581194640914002) rotate (1.35263017029535) translate (6.25cm 5cm)" svg:viewBox="0 0 551 488" svg:d="m0 0c1154 0 137 488 137 48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2:15:20.32</dc:date>
    <meta:editing-duration>PT6H17M23S</meta:editing-duration>
    <meta:editing-cycles>86</meta:editing-cycles>
    <meta:document-statistic meta:object-count="329"/>
  </office:meta>
</office:document-meta>
</file>